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ingAfterTransaction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lwaysFailingBeforeTestExecutionTestExecutionListener.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AfterTestMethod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PrepareTestInstanceTestExecutionListener.prepareTestInstance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BeforeTestClass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ExtensionTests.getExpectedFailedCount( Class &lt; ? &gt; tes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ilingBeforeTransaction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AfterTransactionTestCase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AfterTestClassTestExecutionListener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ExtensionTests.getExpectedStartedCount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ExtensionTests.failingBeforeAndAfterCallbacks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lwaysFailingAfterTestExecutionTestExecutionListener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Config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BeforeTestMethod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SpringExtensionTests.getExpectedSucceededCount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ingBeforeTransaction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